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25.902cm" svg:height="22.626cm" svg:x="1.038cm" svg:y="0.87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7-03T10:47:47.624608341</dc:date>
    <meta:editing-cycles>27</meta:editing-cycles>
    <meta:editing-duration>PT1H23M54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4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20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0000" draw:fill-color="#000000" dr3d:edge-rounding="5%"/>
      <style:text-properties fo:font-size="20pt" style:font-size-asian="2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903cm" svg:height="22.627cm" xlink:href="." xlink:type="simple" chart:class="chart:scatter" chart:style-name="ch1">
        <chart:plot-area chart:style-name="ch2" chart:data-source-has-labels="both" svg:x="0.518cm" svg:y="2.123cm" svg:width="23.167cm" svg:height="20.052cm">
          <chartooo:coordinate-region svg:x="0.743cm" svg:y="2.402cm" svg:width="22.795cm" svg:height="19.495cm"/>
          <chart:axis chart:dimension="x" chart:name="primary-x" chart:style-name="ch3" chartooo:axis-type="auto">
            <chart:categories table:cell-range-address="local-table.$A$2:.$A$13"/>
          </chart:axis>
          <chart:axis chart:dimension="x" chart:name="secondary-x" chart:style-name="ch4">
            <chart:title svg:x="11.577cm" svg:y="0.453cm" chart:style-name="ch5">
              <text:p>Im</text:p>
            </chart:title>
          </chart:axis>
          <chart:axis chart:dimension="y" chart:name="primary-y" chart:style-name="ch3"/>
          <chart:axis chart:dimension="y" chart:name="secondary-y" chart:style-name="ch4">
            <chart:title svg:x="24.204cm" svg:y="11.54cm" chart:style-name="ch5">
              <text:p>Re</text:p>
            </chart:title>
          </chart:axis>
          <chart:series chart:attached-axis="primary-y" chart:style-name="ch6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[Z]</text:p>
              </table:table-cell>
            </table:table-row>
          </table:table-header-rows>
          <table:table-rows>
            <table:table-row>
              <table:table-cell office:value-type="string">
                <text:p>z(5) </text:p>
              </table:table-cell>
              <table:table-cell office:value-type="float" office:value="1.83697019872103E-015">
                <text:p>1.83697019872103E-0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z(0) 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(1) 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z(2) </text:p>
              </table:table-cell>
              <table:table-cell office:value-type="float" office:value="-3">
                <text:p>-3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z(3) 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z(4) </text:p>
              </table:table-cell>
              <table:table-cell office:value-type="float" office:value="5">
                <text:p>5</text:p>
              </table:table-cell>
              <table:table-cell office:value-type="float" office:value="-1.22464679914735E-015">
                <text:p>-1.22464679914735E-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3697019872103E-015">
                <text:p>1.83697019872103E-0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